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enlo" svg:font-family="Menlo, Monaco, Consolas, 'Courier New'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8pt" style:font-size-asian="18pt" style:font-size-complex="18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c84df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c91cc"/>
    </style:style>
    <style:style style:name="T1" style:family="text">
      <style:text-properties fo:font-variant="normal" fo:text-transform="none" style:font-name="Times New Roman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style:font-name="Times New Roman" fo:font-size="18pt" fo:letter-spacing="normal" fo:font-style="normal" fo:font-weight="normal" officeooo:rsid="001c84df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ackage com.th;</text:span></text:p>
      <text:p text:style-name="P2"><text:span text:style-name="T1"><text:s/>import java.util.Scanner; </text:span></text:p>
      <text:p text:style-name="P2"><text:span text:style-name="T1">public class Main { public static void main(String[] args)</text:span></text:p>
      <text:p text:style-name="P2"><text:span text:style-name="T1"><text:s/></text:span><text:span text:style-name="T2">{</text:span></text:p>
      <text:p text:style-name="P2"><text:span text:style-name="T1"><text:s/>//int num1=10, num2=20;</text:span></text:p>
      <text:p text:style-name="P2"><text:span text:style-name="T1"><text:s/>Scanner sc = new Scanner(System.</text:span><text:span text:style-name="Emphasis"><text:span text:style-name="T1">in</text:span></text:span><text:span text:style-name="T1">); /* System.out.println("Enter two numbers"); </text:span></text:p>
      <text:p text:style-name="P2"><text:span text:style-name="T1">int num1 = sc.nextInt(); </text:span></text:p>
      <text:p text:style-name="P2"><text:span text:style-name="T1">int num2 = sc.nextInt();</text:span></text:p>
      <text:p text:style-name="P2"><text:span text:style-name="T1"><text:s/>int sum = num1+num2; </text:span></text:p>
      <text:p text:style-name="P2"><text:span text:style-name="T1">System.out.println("sum = "+sum);</text:span></text:p>
      <text:p text:style-name="P2"><text:span text:style-name="T1">*/ /*System.out.println("to print given number is even or odd "); System.out.println("Enter the number :");</text:span></text:p>
      <text:p text:style-name="P2"><text:span text:style-name="T1"><text:s/>int num = sc.nextInt();</text:span></text:p>
      <text:p text:style-name="P2"><text:span text:style-name="T1"><text:s/>if (num%2==0) </text:span></text:p>
      <text:p text:style-name="P2"><text:span text:style-name="T1">System.out.println(num+" is a even number"); </text:span></text:p>
      <text:p text:style-name="P2"><text:span text:style-name="T1">else</text:span></text:p>
      <text:p text:style-name="P2"><text:span text:style-name="T1">System.out.println(num+" is a odd number");</text:span></text:p>
      <text:p text:style-name="P2"><text:span text:style-name="T1">*/ /*System.out.println("finding largest of 3 nos. using ternary operator");</text:span></text:p>
      <text:p text:style-name="P2"><text:span text:style-name="T1"><text:s/>System.out.println(" enter three numbers :");</text:span></text:p>
      <text:p text:style-name="P2"><text:span text:style-name="T1"><text:s/>int n1 = sc.nextInt();</text:span></text:p>
      <text:p text:style-name="P2"><text:span text:style-name="T1"><text:s/>double n2 = sc.nextDouble();</text:span></text:p>
      <text:p text:style-name="P2"><text:span text:style-name="T1"><text:s/>long n3 = sc.nextLong();</text:span></text:p>
      <text:p text:style-name="P2"><text:span text:style-name="T1"><text:s/>double lar1 = (n1&gt;n2)?n1:n2;</text:span></text:p>
      <text:p text:style-name="P2"><text:span text:style-name="T1"><text:s/>double lar2 = (lar1&gt;n3)?lar1:n3;</text:span></text:p>
      <text:p text:style-name="P2"><text:span text:style-name="T1"><text:s/>System.out.println("largest number: "+lar2);*/</text:span></text:p>
      <text:p text:style-name="P2"><text:span text:style-name="T1"><text:s/>// how to give nested ternary operators :</text:span></text:p>
      <text:p text:style-name="P2"><text:span text:style-name="T1"><text:s/>// type casting :</text:span></text:p>
      <text:p text:style-name="P2"><text:span text:style-name="T1"><text:s/>//1. implicit //2. explicit</text:span></text:p>
      <text:p text:style-name="P2"><text:span text:style-name="T1"><text:s/>/*float f1 = 13.33F;</text:span></text:p>
      <text:p text:style-name="P2"><text:span text:style-name="T1"><text:s/>// on default any floating point literal // is considered as double in java</text:span></text:p>
      <text:p text:style-name="P2"><text:span text:style-name="T1">double d1 = f1;</text:span></text:p>
      <text:p text:style-name="P2"><text:span text:style-name="T1"><text:s/>// implicit conversion</text:span></text:p>
      <text:p text:style-name="P2"><text:soft-page-break/><text:span text:style-name="T1"><text:s/>float f2 = (float)d1;</text:span></text:p>
      <text:p text:style-name="P2"><text:span text:style-name="T1"><text:s/>// d1---&gt; 8bytes , f2---&gt; 4 bytes</text:span></text:p>
      <text:p text:style-name="P2"><text:span text:style-name="T1"><text:s/>// explicit conversion</text:span></text:p>
      <text:p text:style-name="P2"><text:span text:style-name="T1"><text:s/>int i1 = (int)d1;</text:span></text:p>
      <text:p text:style-name="P2"><text:span text:style-name="T1"><text:s/>// explicit conversion, fractional part is truncated System.out.println(" f2 value: "+f2);</text:span></text:p>
      <text:p text:style-name="P2"><text:span text:style-name="T1">System.out.println(" i1 value: "+i1);</text:span></text:p>
      <text:p text:style-name="P2"><text:span text:style-name="T1">*/ /* System.out.println(" d1 value: "+d1); </text:span></text:p>
      <text:p text:style-name="P2"><text:span text:style-name="T1">System.out.printf(" formatted d1 : %.2f ",d1);</text:span></text:p>
      <text:p text:style-name="P2"><text:span text:style-name="T1">*/ // unary operator :</text:span></text:p>
      <text:p text:style-name="P2"><text:span text:style-name="T1"><text:s/>operator working on single operand // ++i ---&gt; pre increment, i++ ---&gt; post increment</text:span></text:p>
      <text:p text:style-name="P2"><text:span text:style-name="T1"><text:s/>/*int i=10;</text:span></text:p>
      <text:p text:style-name="P2"><text:span text:style-name="T1"><text:s/>int ans = ++i;</text:span></text:p>
      <text:p text:style-name="P2"><text:span text:style-name="T1"><text:s/>// increment and assign</text:span></text:p>
      <text:p text:style-name="P2"><text:span text:style-name="T1"><text:s/>System.out.println(i+" "+ans);</text:span></text:p>
      <text:p text:style-name="P2"><text:span text:style-name="T1"><text:s/>// i value is 11 </text:span></text:p>
      <text:p text:style-name="P2"><text:span text:style-name="T1">int j=15; </text:span></text:p>
      <text:p text:style-name="P2"><text:span text:style-name="T1">int ans1 = j++;</text:span></text:p>
      <text:p text:style-name="P2"><text:span text:style-name="T1"><text:s/>// assign and increment System.out.println(j+" "+ans1);</text:span></text:p>
      <text:p text:style-name="P2"><text:span text:style-name="T1"><text:s/>/*System.out.println("Enter the number to be reversed: ");</text:span></text:p>
      <text:p text:style-name="P2"><text:span text:style-name="T1"><text:s/>int num = sc.nextInt();</text:span></text:p>
      <text:p text:style-name="P2"><text:span text:style-name="T1">*/ /* int revnum= reverseNum(num); </text:span></text:p>
      <text:p text:style-name="P2"><text:span text:style-name="T1">System.out.println("Reverse of "+num+" is : "+revnum);*/ //System.out.println("Reverse of "+num+" is"+reverseNum(num));</text:span></text:p>
      <text:p text:style-name="P2"><text:span text:style-name="T1"><text:s/>/*System.out.println("Enter a integer value : ");</text:span></text:p>
      <text:p text:style-name="P2"><text:span text:style-name="T1"><text:s/>int num = sc.nextInt();</text:span></text:p>
      <text:p text:style-name="P2"><text:span text:style-name="T1"><text:s/>if (isPrime(num))</text:span></text:p>
      <text:p text:style-name="P2"><text:span text:style-name="T1"><text:s/>System.out.println("the number is prime");</text:span></text:p>
      <text:p text:style-name="P2"><text:span text:style-name="T1"><text:s/>else</text:span></text:p>
      <text:p text:style-name="P2"><text:span text:style-name="T1"><text:s/>System.out.println("the number is not prime");</text:span></text:p>
      <text:p text:style-name="P2"><text:span text:style-name="T1">*/ System.</text:span><text:span text:style-name="Emphasis"><text:span text:style-name="T1">out</text:span></text:span><text:span text:style-name="T1">.println("Enter a integer value:");</text:span></text:p>
      <text:p text:style-name="P2"><text:span text:style-name="T1"><text:s/>int num = sc.nextInt();</text:span></text:p>
      <text:p text:style-name="P2"><text:span text:style-name="T1"><text:s/>long fact = </text:span><text:span text:style-name="Emphasis"><text:span text:style-name="T1">factorial</text:span></text:span><text:span text:style-name="T1">(num);</text:span></text:p>
      <text:p text:style-name="P2"><text:soft-page-break/><text:span text:style-name="T1"><text:s/>System.</text:span><text:span text:style-name="Emphasis"><text:span text:style-name="T1">out</text:span></text:span><text:span text:style-name="T1">.println("factorial of "+num+" is :"+fact);</text:span></text:p>
      <text:p text:style-name="P2"><text:span text:style-name="T1"><text:s/>}</text:span></text:p>
      <text:p text:style-name="P3"><text:span text:style-name="T1"><text:s/>public static long factorial(int num) </text:span></text:p>
      <text:p text:style-name="P3"><text:span text:style-name="T1">{</text:span></text:p>
      <text:p text:style-name="P3"><text:span text:style-name="T1"><text:s/>long f=1;</text:span></text:p>
      <text:p text:style-name="P3"><text:span text:style-name="T1"><text:s/>for (int i=1;i&lt;=num;i++)</text:span></text:p>
      <text:p text:style-name="P3"><text:span text:style-name="T1"><text:s text:c="9"/>f*=i;</text:span></text:p>
      <text:p text:style-name="P3"><text:span text:style-name="T1"><text:s text:c="9"/>return f;</text:span></text:p>
      <text:p text:style-name="P3"><text:span text:style-name="T1"><text:s/>} </text:span></text:p>
      <text:p text:style-name="P3"><text:span text:style-name="T1">public static int reverseNum(int n) </text:span></text:p>
      <text:p text:style-name="P3"><text:span text:style-name="T1">{</text:span></text:p>
      <text:p text:style-name="P3"><text:span text:style-name="T1"><text:s/>int rem=0, revnum=0;</text:span></text:p>
      <text:p text:style-name="P3"><text:span text:style-name="T1"><text:s/>while (n!=0)</text:span></text:p>
      <text:p text:style-name="P3"><text:span text:style-name="T1">{</text:span></text:p>
      <text:p text:style-name="P3"><text:span text:style-name="T1"><text:s/>rem = n %10;</text:span></text:p>
      <text:p text:style-name="P3"><text:span text:style-name="T1"><text:s/>revnum = revnum*10+rem;</text:span></text:p>
      <text:p text:style-name="P3"><text:span text:style-name="T1"><text:s/>n = n/10;</text:span></text:p>
      <text:p text:style-name="P3"><text:span text:style-name="T1"><text:s/>}</text:span></text:p>
      <text:p text:style-name="P3"><text:span text:style-name="T1"><text:s/>return revnum; </text:span></text:p>
      <text:p text:style-name="P3"><text:span text:style-name="T1">}</text:span></text:p>
      <text:p text:style-name="P3"><text:span text:style-name="T1"><text:s/>public static boolean isPrime(int num)</text:span></text:p>
      <text:p text:style-name="P3"><text:span text:style-name="T1"><text:s/>{</text:span></text:p>
      <text:p text:style-name="P3"><text:span text:style-name="T1"><text:s/>boolean flag = true; </text:span></text:p>
      <text:p text:style-name="P3"><text:span text:style-name="T1">for (int i=2;i&lt;=(num/2);i++)</text:span></text:p>
      <text:p text:style-name="P3"><text:span text:style-name="T1"><text:s/>{</text:span></text:p>
      <text:p text:style-name="P3"><text:span text:style-name="T1"><text:s/>if (num %i == 0) </text:span></text:p>
      <text:p text:style-name="P3"><text:span text:style-name="T1">{</text:span></text:p>
      <text:p text:style-name="P3"><text:span text:style-name="T1"><text:s/>flag =false; break;</text:span></text:p>
      <text:p text:style-name="P3"><text:span text:style-name="T1"><text:s text:c="5"/>} </text:span></text:p>
      <text:p text:style-name="P3"><text:span text:style-name="T1"><text:s text:c="3"/>} </text:span></text:p>
      <text:p text:style-name="P3"><text:span text:style-name="T1">return flag; </text:span></text:p>
      <text:p text:style-name="P3"><text:span text:style-name="T1"><text:s text:c="2"/>}</text:span></text:p>
      <text:p text:style-name="P3"><text:span text:style-name="T1">}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enlo" svg:font-family="Menlo, Monaco, Consolas, 'Courier New'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0T18:50:16.003000000</meta:creation-date>
    <dc:date>2021-09-20T19:05:34.221000000</dc:date>
    <meta:editing-duration>PT3M17S</meta:editing-duration>
    <meta:editing-cycles>1</meta:editing-cycles>
    <meta:document-statistic meta:table-count="0" meta:image-count="0" meta:object-count="0" meta:page-count="3" meta:paragraph-count="95" meta:word-count="384" meta:character-count="2674" meta:non-whitespace-character-count="2281"/>
    <meta:generator>LibreOffice/7.0.4.2$Windows_X86_64 LibreOffice_project/dcf040e67528d9187c66b2379df5ea4407429775</meta:generator>
  </office:meta>
</office:document-meta>
</file>